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ext_20_body" style:list-style-name="L1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</office:automatic-styles>
  <office:body>
    <office:tex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">Benjamin Minerds</text:p>
            </table:table-cell>
            <table:table-cell table:style-name="Table1.A1" office:value-type="string">
              <text:p text:style-name="P2">PuZZleDucK@gmail.com</text:p>
            </table:table-cell>
          </table:table-row>
        </table:table-header-rows>
        <table:table-row>
          <table:table-cell table:style-name="Table1.A1" office:value-type="string">
            <text:p text:style-name="P3">PuZZleDucK.org</text:p>
          </table:table-cell>
          <table:table-cell table:style-name="Table1.A1" office:value-type="string">
            <text:p text:style-name="P4">22-24 Ferguson st.</text:p>
          </table:table-cell>
        </table:table-row>
        <table:table-row>
          <table:table-cell table:style-name="Table1.A1" office:value-type="string">
            <text:p text:style-name="P3">PH: 0419-390-496</text:p>
          </table:table-cell>
          <table:table-cell table:style-name="Table1.A1" office:value-type="string">
            <text:p text:style-name="P4">Macleod, VIC 3085.</text:p>
          </table:table-cell>
        </table:table-row>
      </table:table>
      <text:h text:style-name="Heading_20_2" text:outline-level="2">Objective:</text:h>
      <text:p text:style-name="First_20_paragraph">I am currently working as a compliance tester and have been experimenting in code and automation to steer my carer further along the path to developer. I have a broad skill set in the field of software development and have experience in many languages from my old favorite Java to more modern languages like Haskell and Ruby. I also have a passion for many other fields of software including GNU/Linux, Libre/Open Source software &amp; hardware, Software Licensing, Development/Testing methods and languages. I remain brief on details here as the many projects listed below will help clarify the relevant interests and passions.</text:p>
      <text:p text:style-name="Text_20_body">I feel the position of &lt;&gt; would be a good fit for my abilities as &lt;&gt;.</text:p>
      <text:h text:style-name="Heading_20_2" text:outline-level="2">Experience &amp; Education:</text:h>
      <text:h text:style-name="Heading_20_3" text:outline-level="3">BMM Compliance - Systems Consultant / Tester (2007 -&gt; Present):</text:h>
      <text:p text:style-name="First_20_paragraph">My primary duties at BMM are as a compliance tester for gaming machine software. In the course of my work I perform activities including source code analysis, pedigree and comparison, verification of builds, and test plan creation. I would then generally progress into regression and exploratory testing followed with tailored modifications to semi-automated testing. There is also quite a bit of regulatory documentation for the projects and I am quite proud of my almost flawless record in the matter.</text:p>
      <text:p text:style-name="Text_20_body">During my time at BMM Compliance I have also contributed process and testing documentation, some of which have now been in use for over five years and are now officially maintained by other colleges. I have also had the great opportunity to work interstate and internationally which was exciting. I really enjoy testing and working at BMM, unfortunately my opportunity to interact with developers or other testers is quite limited as are the opportunities for technical advancement.</text:p>
      <text:p text:style-name="Text_20_body">My manager over the past 5 or so years has been Khinh Ho. We have developed quite a good relationship over the years even before he became my manager. I would happily put him forth as both a personal and a business reference and he may be contacted at BMM on 9895 9888 during business hours.</text:p>
      <text:h text:style-name="Heading_20_3" text:outline-level="3">Latrobe University - Bachelor of Arts (Logic) / Bachelor of Information Technology:</text:h>
      <text:p text:style-name="First_20_paragraph">At Latrobe the "Bachelor of Information Science" was directed towards Linguistics and Logic on the arts side and Media Processing and Artificial Intelligence on the Computer Science side of things. I then also took any electives I could along the Programming track covering subjects such as DB, Compilers, Architecture, Networking and a year long Software Project in which I took the role of team lead.</text:p>
      <text:h text:style-name="Heading_20_2" text:outline-level="2">Skills &amp; Projects:</text:h>
      <text:h text:style-name="Heading_20_3" text:outline-level="3">Java:</text:h>
      <text:p text:style-name="First_20_paragraph">I have been an enthusiastic Java user since university and regularly read the Java Specialists newsletter by Heins Kabuts. I also attend a Java user group and have given a presentation titled <text:a xlink:type="simple" xlink:href="http://puzzleduck.org/DevAdventures/da08.html" office:name=""><text:span text:style-name="Definition">"Lambda LEDs"</text:span></text:a> about running Java 8 on the Raspberry Pi and controlling hardware using the new streams api.</text:p>
      <text:p text:style-name="Text_20_body">I also have a collection of Java apps I have written on SourceForge, Google Code and Github. One program in particular stands out as scratching my own itch is <text:a xlink:type="simple" xlink:href="https://github.com/PuZZleDucK/XorElse" office:name=""><text:span text:style-name="Definition">XorElse</text:span></text:a> which xors a collection of hash values and comes in handy at my current work.</text:p>
      <text:p text:style-name="Text_20_body">While I mainly consider myself a Java developer my most flashy and accessible programs are actually Android apps and I have quite a few apps on the <text:a xlink:type="simple" xlink:href="https://play.google.com/store/apps/developer?id=PuZZleDucK+Industries." office:name=""><text:span text:style-name="Definition">Google Play Store</text:span></text:a>. All apps are open source and many more that didn't make the store are on various code hosing sites under the username PuZZleDucK. Probably my favorite would be the <text:a xlink:type="simple" xlink:href="https://github.com/PuZZleDucK/Orbital-Live-Wallpaper" office:name=""><text:span text:style-name="Definition">Orbital Live Wallpaper</text:span></text:a>.</text:p>
      <text:h text:style-name="Heading_20_3" text:outline-level="3">Linux:</text:h>
      <text:p text:style-name="First_20_paragraph">I have strong interest in Linux and while I still haven't worked out a good tactic for managing the mailing list I have contributed a few <text:a xlink:type="simple" xlink:href="http://puzzleduck.org/Linux/linux03.html" office:name=""><text:span text:style-name="Definition">checkpatch</text:span></text:a> and <text:a xlink:type="simple" xlink:href="http://puzzleduck.org/Linux/linux04.html" office:name=""><text:span text:style-name="Definition">broken link</text:span></text:a> fixes, and have also participated in the Edupedia Challenge.</text:p>
      <text:p text:style-name="Text_20_body">I have also contributed a <text:a xlink:type="simple" xlink:href="http://github.com/alecthegeek/CCHS_Raspian_for_IoT" office:name=""><text:span text:style-name="Definition">Bash logging update</text:span></text:a> to the Raspberry Pi setup script for a Hackerspace group I attend, and documentation for software that I have <text:a xlink:type="simple" xlink:href="https://github.com/KblCb/fddp" office:name=""><text:span text:style-name="Definition">found useful</text:span></text:a>. I am trying to do more work like this in the future as my confidence grows.</text:p>
      <text:p text:style-name="Text_20_body">At long last my resume is text (and HTML &amp; css). However the important thing is that it's being treated like code and the source is as always <text:a xlink:type="simple" xlink:href="https://github.com/PuZZleDucK/Resume" office:name=""><text:span text:style-name="Definition">available here</text:span></text:a>.</text:p>
      <text:h text:style-name="Heading_20_2" text:outline-level="2">Affiliations &amp; Presentations:</text:h>
      <text:list text:style-name="L1">
        <text:list-item>
          <text:p text:style-name="P5">I am the owner and maintainer of <text:a xlink:type="simple" xlink:href="http://www.puzzleduck.org" office:name=""><text:span text:style-name="Definition">puzzleduck.org</text:span></text:a> where I publish much of my work.</text:p>
        </text:list-item>
        <text:list-item>
          <text:p text:style-name="P5">President and long term contributor to <text:a xlink:type="simple" xlink:href="http://freesoftware.org.au/melbourne/" office:name=""><text:span text:style-name="Definition">Free Software Melbourne</text:span></text:a>.</text:p>
        </text:list-item>
        <text:list-item>
          <text:p text:style-name="P5">Creator of obscure <text:a xlink:type="simple" xlink:href="http://youtube.com/watch?v=S5e7PjIB2lo" office:name=""><text:span text:style-name="Definition">software licensing joke video</text:span></text:a> and I have also just begun experimenting with <text:a xlink:type="simple" xlink:href="https://www.youtube.com/watch?v=VnH3lirZMmY" office:name=""><text:span text:style-name="Definition">live coding</text:span></text:a> exercises,</text:p>
        </text:list-item>
        <text:list-item>
          <text:p text:style-name="P5">Member of Melbourne JVM meetup (<text:span text:style-name="T1">Presenter</text:span><text:span text:style-name="T2"> </text:span><text:span text:style-name="T3">for:</text:span><text:span text:style-name="T4"> </text:span><text:span text:style-name="T5">Lambda</text:span><text:span text:style-name="T6"> </text:span><text:span text:style-name="T7">LEDs</text:span>),</text:p>
        </text:list-item>
        <text:list-item>
          <text:p text:style-name="P5">Member of Linux Users Victoria (<text:span text:style-name="T8">Presenter</text:span><text:span text:style-name="T9"> </text:span><text:span text:style-name="T10">for:</text:span><text:span text:style-name="T11"> </text:span><text:span text:style-name="T12">lighning</text:span><text:span text:style-name="T13"> </text:span><text:span text:style-name="T14">talk</text:span><text:span text:style-name="T15"> </text:span><text:span text:style-name="T16">on</text:span><text:span text:style-name="T17"> </text:span><text:span text:style-name="T18">xoscope</text:span>),</text:p>
        </text:list-item>
        <text:list-item>
          <text:p text:style-name="P5">Participant at <text:a xlink:type="simple" xlink:href="http://twitter.com/braintree_dev/status/561716304819015682" office:name=""><text:span text:style-name="Definition"><text:span text:style-name="T19">BattleHack</text:span> Melbourne 2015</text:span></text:a>,</text:p>
        </text:list-item>
        <text:list-item>
          <text:p text:style-name="P5">and any other <text:a xlink:type="simple" xlink:href="http://code.google.com/p/visualise-melbourne-art-timeline/" office:name=""><text:span text:style-name="Definition">code challenges</text:span></text:a> or hackathon that come my way,</text:p>
        </text:list-item>
        <text:list-item>
          <text:p text:style-name="P5">Participant in various testing groups (TEAM, MST and STAG),</text:p>
        </text:list-item>
        <text:list-item>
          <text:p text:style-name="P5">Participant of OWASP Melbourne CTF events),</text:p>
        </text:list-item>
        <text:list-item>
          <text:p text:style-name="P5">Member of Melbourne Raspberry Jam and other electronics groups,</text:p>
        </text:list-item>
        <text:list-item>
          <text:p text:style-name="P5">Member of Engineering Machine Consciousness,</text:p>
        </text:list-item>
        <text:list-item>
          <text:p text:style-name="P5">Member of IoT Melbourne,</text:p>
        </text:list-item>
        <text:list-item>
          <text:p text:style-name="P5">and various other less regular meetups and technology events, hope to run into you the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